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2" style:family="paragraph" style:parent-style-name="Text_20_body">
      <style:text-properties officeooo:paragraph-rsid="000b301c"/>
    </style:style>
    <style:style style:name="P3" style:family="paragraph" style:parent-style-name="Text_20_body">
      <style:text-properties officeooo:rsid="000b301c" officeooo:paragraph-rsid="000b301c"/>
    </style:style>
    <style:style style:name="P4" style:family="paragraph" style:parent-style-name="Table_20_Contents">
      <style:paragraph-properties fo:margin-top="0in" fo:margin-bottom="0.1965in" loext:contextual-spacing="false"/>
    </style:style>
    <style:style style:name="P5" style:family="paragraph" style:parent-style-name="Table_20_Contents">
      <style:paragraph-properties fo:margin-top="0in" fo:margin-bottom="0.1965in" loext:contextual-spacing="false"/>
      <style:text-properties style:font-name="Verdana"/>
    </style:style>
    <style:style style:name="T1" style:family="text">
      <style:text-properties style:font-name="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TLADS-Drill"/>TLADS Drill</text:h>
      <text:p text:style-name="P2">Categorize each of the variables in the ESS dataset as categorical or continuous, and if continuous as ordinal, interval, or ratio variables. Check your work with your mentor, and discuss what that information might imply for feature engineering with this data.</text:p>
      <text:p text:style-name="P2"/>
      <text:p text:style-name="P3">Cntry – Categorical variable</text:p>
      <text:p text:style-name="P3">Year – Interval variable</text:p>
      <text:p text:style-name="P3">idno – Categorical variable</text:p>
      <text:p text:style-name="P3">tvtot – Ratio variable</text:p>
      <text:p text:style-name="P3">ppltrust – Interval variable</text:p>
      <text:p text:style-name="P3">pplfair - Interval variable</text:p>
      <text:p text:style-name="P3">pplhlp - Interval variable</text:p>
      <text:p text:style-name="P3">happy - Interval variable</text:p>
      <text:p text:style-name="P3">sclmeet - Interval variable</text:p>
      <text:p text:style-name="P3">sclact - Interval variable</text:p>
      <text:p text:style-name="P3">gndr – Categorical variable</text:p>
      <text:p text:style-name="P3">age – Ratio variable</text:p>
      <text:p text:style-name="P3">partner – Categorical vari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2:34:31.436305947</meta:creation-date>
    <dc:date>2018-09-11T12:45:18.886974825</dc:date>
    <meta:editing-duration>PT36S</meta:editing-duration>
    <meta:editing-cycles>1</meta:editing-cycles>
    <meta:document-statistic meta:table-count="0" meta:image-count="0" meta:object-count="0" meta:page-count="1" meta:paragraph-count="15" meta:word-count="87" meta:character-count="609" meta:non-whitespace-character-count="529"/>
    <meta:generator>LibreOffice/6.0.3.2$Linux_X86_64 LibreOffice_project/00m0$Build-2</meta:generator>
  </office:meta>
</office:document-meta>
</file>